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noncampus-virginia-coll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noncampus-virginia-coll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824">
            <text:p>8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6">
            <text:p>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221">
            <text:p>1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221">
            <text:p>1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221">
            <text:p>1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8">
            <text:p>18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8">
            <text:p>7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32">
            <text:p>52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2">
            <text:p>13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80">
            <text:p>4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0">
            <text:p>1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7">
            <text:p>10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1278">
            <text:p>12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arolinas Campus</text:p>
          </table:table-cell>
          <table:table-cell table:style-name="ce21" office:value-type="float" office:value="1278">
            <text:p>12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9">
            <text:p>9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22">
            <text:p>462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60">
            <text:p>496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960">
            <text:p>49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ngwood  University at South Boston</text:p>
          </table:table-cell>
          <table:table-cell table:style-name="ce21" office:value-type="float" office:value="4960">
            <text:p>49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6">
            <text:p>34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24">
            <text:p>29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Innovation Park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Rest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Arlingt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LI/ Fairfax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Pitney Bowes Building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Fort Belvoir- Barden Educati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Fort Myer/ Henderson Hall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Quantico Marine Base Educati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63">
            <text:p>3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0">
            <text:p>56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PVCC Jefferson School Center</text:p>
          </table:table-cell>
          <table:table-cell table:style-name="ce21" office:value-type="float" office:value="5630">
            <text:p>56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28">
            <text:p>99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555">
            <text:p>3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03">
            <text:p>40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62">
            <text:p>6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784">
            <text:p>5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30">
            <text:p>26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499">
            <text:p>14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291">
            <text:p>22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33">
            <text:p>110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afford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Northern VA - Arlington Learning Center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Phoenix - Virginia Beach Learning Center</text:p>
          </table:table-cell>
          <table:table-cell table:style-name="ce21" office:value-type="float" office:value="706">
            <text:p>7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40">
            <text:p>4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75">
            <text:p>16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2">
            <text:p>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59">
            <text:p>1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4">
            <text:p>86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7">
            <text:p>22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468">
            <text:p>34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noncampus-virginia-coll" style:display-name="PageStyle_arrests-noncampus-virginia-coll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